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font-style="normal" style:font-style-asian="normal" style:font-style-complex="normal"/>
    </style:style>
    <style:style style:name="T3" style:parent-style-name="DefaultParagraphFont" style:family="text">
      <style:text-properties fo:font-style="normal" style:font-style-asian="normal" style:font-style-complex="normal"/>
    </style:style>
    <style:style style:name="T4" style:parent-style-name="DefaultParagraphFont" style:family="text">
      <style:text-properties fo:font-style="normal" style:font-style-asian="normal" style:font-style-complex="normal"/>
    </style:style>
    <style:style style:name="T5" style:parent-style-name="DefaultParagraphFont" style:family="text">
      <style:text-properties fo:font-style="normal" style:font-style-asian="normal" style:font-style-complex="normal"/>
    </style:style>
    <style:style style:name="P6" style:parent-style-name="Caption" style:list-style-name="LFO1" style:family="paragraph">
      <style:text-properties fo:font-style="normal" style:font-style-asian="normal" style:font-style-complex="normal"/>
    </style:style>
    <style:style style:name="P7" style:parent-style-name="Caption" style:list-style-name="LFO1" style:family="paragraph">
      <style:text-properties fo:font-style="normal" style:font-style-asian="normal" style:font-style-complex="normal"/>
    </style:style>
    <style:style style:name="P8" style:parent-style-name="Caption" style:list-style-name="LFO1" style:family="paragraph">
      <style:text-properties fo:font-style="normal" style:font-style-asian="normal" style:font-style-complex="normal"/>
    </style:style>
    <style:style style:name="T9" style:parent-style-name="DefaultParagraphFont" style:family="text">
      <style:text-properties fo:font-style="normal" style:font-style-asian="normal" style:font-style-complex="normal"/>
    </style:style>
    <style:style style:name="T10" style:parent-style-name="DefaultParagraphFont" style:family="text">
      <style:text-properties fo:font-style="normal" style:font-style-asian="normal" style:font-style-complex="normal"/>
    </style:style>
    <style:style style:name="T11" style:parent-style-name="DefaultParagraphFont" style:family="text">
      <style:text-properties fo:font-style="normal" style:font-style-asian="normal" style:font-style-complex="normal"/>
    </style:style>
    <style:style style:name="P12" style:parent-style-name="Caption" style:list-style-name="LFO2" style:family="paragraph">
      <style:text-properties fo:font-style="normal" style:font-style-asian="normal" style:font-style-complex="normal"/>
    </style:style>
    <style:style style:name="P13" style:parent-style-name="Caption" style:list-style-name="LFO2" style:family="paragraph">
      <style:text-properties fo:font-style="normal" style:font-style-asian="normal" style:font-style-complex="normal"/>
    </style:style>
    <style:style style:name="P14" style:parent-style-name="Caption" style:family="paragraph">
      <style:paragraph-properties fo:margin-left="0.5in">
        <style:tab-stops/>
      </style:paragraph-properties>
      <style:text-properties fo:font-style="normal" style:font-style-asian="normal" style:font-style-complex="normal"/>
    </style:style>
    <style:style style:name="T15" style:parent-style-name="DefaultParagraphFont" style:family="text">
      <style:text-properties fo:font-style="normal" style:font-style-asian="normal" style:font-style-complex="normal"/>
    </style:style>
    <style:style style:name="T16" style:parent-style-name="DefaultParagraphFont" style:family="text">
      <style:text-properties fo:font-style="normal" style:font-style-asian="normal" style:font-style-complex="normal"/>
    </style:style>
    <style:style style:name="T17" style:parent-style-name="DefaultParagraphFont" style:family="text">
      <style:text-properties fo:font-style="normal" style:font-style-asian="normal" style:font-style-complex="normal"/>
    </style:style>
    <style:style style:name="T18" style:parent-style-name="DefaultParagraphFont" style:family="text">
      <style:text-properties fo:font-style="normal" style:font-style-asian="normal" style:font-style-complex="normal"/>
    </style:style>
    <style:style style:name="T19" style:parent-style-name="DefaultParagraphFont" style:family="text">
      <style:text-properties fo:font-style="normal" style:font-style-asian="normal" style:font-style-complex="normal"/>
    </style:style>
    <style:style style:name="T20" style:parent-style-name="DefaultParagraphFont" style:family="text">
      <style:text-properties fo:font-style="normal" style:font-style-asian="normal" style:font-style-complex="normal"/>
    </style:style>
    <style:style style:name="T21" style:parent-style-name="DefaultParagraphFont" style:family="text">
      <style:text-properties fo:font-style="normal" style:font-style-asian="normal" style:font-style-complex="normal"/>
    </style:style>
    <style:style style:name="T22" style:parent-style-name="DefaultParagraphFont" style:family="text">
      <style:text-properties fo:font-style="normal" style:font-style-asian="normal" style:font-style-complex="normal" style:text-position="super 66.6%"/>
    </style:style>
    <style:style style:name="T23" style:parent-style-name="DefaultParagraphFont" style:family="text">
      <style:text-properties fo:font-style="normal" style:font-style-asian="normal" style:font-style-complex="normal"/>
    </style:style>
    <style:style style:name="T24" style:parent-style-name="DefaultParagraphFont" style:family="text">
      <style:text-properties fo:font-style="normal" style:font-style-asian="normal" style:font-style-complex="normal"/>
    </style:style>
    <style:style style:family="graphic" style:name="a6"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0"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false" draw:auto-grow-height="false"/>
      <style:paragraph-properties style:font-independent-line-spacing="false" style:writing-mode="lr-tb"/>
    </style:style>
  </office:automatic-styles>
  <office:body>
    <office:text text:use-soft-page-breaks="true">
      <text:p text:style-name="P1"><draw:frame draw:z-index="5" draw:id="id0" draw:style-name="a0" draw:name="Frame6" text:anchor-type="paragraph" svg:x="6.93819in" svg:y="5.81944in" svg:width="5.14167in" svg:height="1.41667in" style:rel-width="scale" style:rel-height="scale"><draw:text-box><text:p text:style-name="Caption">Act/Standardize:<text:s/><text:span text:style-name="T2">The continued success of the project will be maintained by a steadily growing user based adopting the program as a way to schedule sessions. Success will also be maintained with constant user feedback on how<text:s/></text:span><text:span text:style-name="T3">useful or not the different features of the program are and what can be done to improve these existing features, as well as adding features demanded by large portions of the user base.</text:span></text:p><text:p text:style-name="Framecontents"/></draw:text-box><svg:title/><svg:desc/></draw:frame><draw:frame draw:z-index="4" draw:id="id1" draw:style-name="a1" draw:name="Frame5" text:anchor-type="paragraph" svg:x="6.93819in" svg:y="3.93819in" svg:width="5.07014in" svg:height="1.07014in" style:rel-width="scale" style:rel-height="scale"><draw:text-box><text:p text:style-name="Caption">Check/Evaluate:<text:s/><text:span text:style-name="T4">The project’s success will be determined by a size</text:span><text:span text:style-name="T5">able amount of TTRPG players adopting the program, as well as an increase in average TTRPG sessions played due to an increased level of organization and planning from using the program to schedule the sessions.</text:span></text:p><text:p text:style-name="Framecontents"/></draw:text-box><svg:title/><svg:desc/></draw:frame><draw:frame draw:z-index="3" draw:id="id2" draw:style-name="a2" draw:name="Frame4" text:anchor-type="paragraph" svg:x="6.89097in" svg:y="1.27153in" svg:width="5.10625in" svg:height="1.94028in" style:rel-width="scale" style:rel-height="scale"><draw:text-box><text:p text:style-name="Caption">Countermeasures:<text:s/></text:p><text:list text:style-name="LFO1" text:continue-numbering="true"><text:list-item><text:p text:style-name="P6">Allow users to join scheduling groups with their fellow players</text:p></text:list-item><text:list-item><text:p text:style-name="P7">Allow users to add the time periods in which they are available to play to a global calendar that would highlight the specific periods during which everyone in the group is available to play</text:p></text:list-item><text:list-item><text:p text:style-name="P8">Allow groups to set global non availability periods to help narrow down the periods where everyone is available</text:p></text:list-item></text:list><text:p text:style-name="Framecontents"/></draw:text-box><svg:title/><svg:desc/></draw:frame><draw:frame draw:z-index="251658240" draw:id="id3" draw:style-name="a3" draw:name="Frame1" text:anchor-type="paragraph" svg:x="0in" svg:y="1.22421in" svg:width="5.35625in" svg:height="1.38056in" style:rel-width="scale" style:rel-height="scale"><draw:text-box><text:p text:style-name="Caption">Problem Background:<text:s/><text:span text:style-name="T9">Dungeons and Dragons, and other Table Top Role Playing Games(TTRPG’s) are a pastime that has risen in popularity over the last decade.<text:s/></text:span><text:span text:style-name="T10">Sessions typically range between 2-4 hours at the shortest, so scheduling regular sessions around student and work life is a nightmare for many players. It is often difficult to be organized about when the group could get together with so many different, o</text:span><text:span text:style-name="T11">ften rapidly changing schedule.</text:span></text:p><text:p text:style-name="Caption"/><text:p text:style-name="Framecontents"/></draw:text-box><svg:title/><svg:desc/></draw:frame><draw:frame draw:z-index="2" draw:id="id4" draw:style-name="a4" draw:name="Frame3" text:anchor-type="paragraph" svg:x="0in" svg:y="5.74812in" svg:width="4.79653in" svg:height="1.725in" style:rel-width="scale" style:rel-height="scale"><draw:text-box><text:p text:style-name="Caption">Causes:<text:s/></text:p><text:list text:style-name="LFO2" text:continue-numbering="true"><text:list-item><text:p text:style-name="P12">The typical satisfying TTRPG session is rather long and difficult to slot into one’s schedule</text:p></text:list-item><text:list-item><text:p text:style-name="P13">Many people, especially college students, have jobs based on shifts that can change week to week that make it difficult to plan sessions effectively</text:p></text:list-item></text:list><text:p text:style-name="P14"/><text:p text:style-name="Framecontents"/></draw:text-box><svg:title/><svg:desc/></draw:frame><draw:frame draw:z-index="251659264" draw:id="id5" draw:style-name="a5" draw:name="Frame2" text:anchor-type="paragraph" svg:x="0in" svg:y="3.73889in" svg:width="4.76181in" svg:height="1.10625in" style:rel-width="scale" style:rel-height="scale"><draw:text-box><text:p text:style-name="Caption">Target:<text:s/><text:span text:style-name="T15">It is planned that by the end of the year we will develop a program which allows people to upload to a global schedule the periods of time on which they are available to attend a TTRPG session, in order to faci</text:span><text:span text:style-name="T16">litate the process of organizing the group for sessions.</text:span></text:p><text:p text:style-name="Framecontents"/></draw:text-box><svg:title/><svg:desc/></draw:frame><draw:frame draw:z-index="7" draw:id="id6" draw:style-name="a6" draw:name="Frame8" text:anchor-type="paragraph" svg:x="4.96181in" svg:y="0in" svg:width="2.86875in" svg:height="0.01528in" style:rel-width="scale" style:rel-height="scale"><draw:text-box><text:p text:style-name="Framecontents"/><text:p text:style-name="Caption">Author:<text:s/><text:span text:style-name="T17">Christian Omar Rivera Figueroa</text:span></text:p></draw:text-box><svg:title/><svg:desc/></draw:frame><draw:frame draw:z-index="6" draw:id="id7" draw:style-name="a7" draw:name="Frame7" text:anchor-type="paragraph" svg:x="0.00972in" svg:y="0in" svg:width="4.61806in" svg:height="0.19514in" style:rel-width="scale" style:rel-height="scale"><draw:text-box><text:p text:style-name="Framecontents"/><text:p text:style-name="Caption">Topic:<text:span text:style-name="T18"><text:s/>Dungeons and Dragons and other TTRPG’s, Scheduling and Organization</text:span></text:p></draw:text-box><svg:title/><svg:desc/></draw:frame><draw:frame draw:z-index="8" draw:id="id8" draw:style-name="a8" draw:name="Frame9" text:anchor-type="paragraph" svg:x="8.73611in" svg:y="0in" svg:width="2.13403in" svg:height="0.01528in" style:rel-width="scale" style:rel-height="scale"><draw:text-box><text:p text:style-name="Framecontents"/><text:p text:style-name="Caption">Date:<text:s/><text:span text:style-name="T19">February</text:span><text:span text:style-name="T20"><text:s/></text:span><text:span text:style-name="T21">2</text:span><text:span text:style-name="T22">nd</text:span><text:span text:style-name="T23">, 202</text:span><text:span text:style-name="T24">2</text:span></text:p></draw:text-box><svg:title/><svg:desc/></draw:fram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ext" style:display-name="Text" style:family="paragraph" style:parent-style-name="Caption">
      <style:text-properties fo:hyphenate="false"/>
    </style:style>
    <style:style style:name="Framecontents" style:display-name="Frame contents"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6.5354in" fo:page-height="11.693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rko Schütz-Schmuck</meta:initial-creator>
    <dc:creator>Chris Rivera</dc:creator>
    <meta:creation-date>2021-08-26T00:00:00Z</meta:creation-date>
    <dc:date>2022-02-02T20:26:00Z</dc:date>
    <meta:template xlink:href="Normal" xlink:type="simple"/>
    <meta:editing-cycles>3</meta:editing-cycles>
    <meta:editing-duration>PT300S</meta:editing-duration>
    <meta:document-statistic meta:page-count="1" meta:paragraph-count="1" meta:word-count="1" meta:character-count="10" meta:row-count="1" meta:non-whitespace-character-count="10"/>
  </office:meta>
</office:document-meta>
</file>